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ahoma" svg:font-family="tahom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Times New Roman1" fo:letter-spacing="normal"/>
    </style:style>
    <style:style style:name="T4" style:family="text">
      <style:text-properties fo:font-variant="normal" fo:text-transform="none" fo:color="#000000" style:font-name="Times New Roman1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atyka </text:p>
      <text:p text:style-name="Standard"/>
      <text:p text:style-name="P2"><text:span text:style-name="Strong_20_Emphasis"><text:span text:style-name="T1">G = &lt;N,V,P,S&gt;</text:span></text:span></text:p>
      <text:p text:style-name="P3">gdzie:</text:p>
      <text:p text:style-name="P2"><text:span text:style-name="Source_20_Text"><text:span text:style-name="T1">N - alfabet nieterminalny (zbiór symboli pomocnicznych)<text:line-break/>V - alfabet terminalny (symbole,z którego tworzone są słowa języka)<text:line-break/>P - zbiór reguł produkcji<text:line-break/>S - symbol startowy (wyróżniony symbol nieterminalny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Okrjona gramatyka wiki 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zwa</text:p>
          </table:table-cell>
          <table:table-cell table:style-name="Table1.B1" office:value-type="string">
            <text:p text:style-name="P1"><text:s/>wartosc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1">N</text:span></text:span></text:p>
          </table:table-cell>
          <table:table-cell table:style-name="Table1.B2" office:value-type="string">
            <text:p text:style-name="P1">S, T, M , A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V</text:span></text:span></text:p>
          </table:table-cell>
          <table:table-cell table:style-name="Table1.B4" office:value-type="string">
            <text:p text:style-name="P1">[a-zA-Z0-9], ' , =, <text:s/>\n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P</text:span></text:span></text:p>
          </table:table-cell>
          <table:table-cell table:style-name="Table1.B4" office:value-type="string">
            <text:p text:style-name="P1">S <text:span text:style-name="T2">→ L\nN</text:span></text:p>
            <text:p text:style-name="P1"><text:span text:style-name="T2">N → L\nN</text:span></text:p>
            <text:p text:style-name="P1"><text:span text:style-name="T2">N→ </text:span><text:span text:style-name="T3">ε</text:span></text:p>
            <text:p text:style-name="P1"><text:span text:style-name="T3"/></text:p>
            <text:p text:style-name="P1"><text:span text:style-name="T3">L→M</text:span></text:p>
            <text:p text:style-name="P1"><text:span text:style-name="T3">M→BMB</text:span></text:p>
            <text:p text:style-name="P1"><text:span text:style-name="T3">M→K</text:span></text:p>
            <text:p text:style-name="P1"><text:span text:style-name="T3">K→PK</text:span></text:p>
            <text:p text:style-name="P1"><text:span text:style-name="T3">K→D</text:span></text:p>
            <text:p text:style-name="P1"><text:span text:style-name="T3"/></text:p>
            <text:p text:style-name="P1"><text:span text:style-name="T3">D→ ε</text:span></text:p>
            <text:p text:style-name="P1"><text:span text:style-name="T3">D→ DTDTD</text:span></text:p>
            <text:p text:style-name="P1"><text:span text:style-name="T3">D→ [a-zA-Z0-9]D // zbior liter i cyfr + D na koncu</text:span></text:p>
            <text:p text:style-name="P1"><text:span text:style-name="T3"/></text:p>
            <text:p text:style-name="P1"><text:span text:style-name="T3">T→ * | _ | ~ | % | ] | [ // znak | to separator</text:span></text:p>
            <text:p text:style-name="P1"><text:span text:style-name="T3">T→ [* | *]</text:span></text:p>
            <text:p text:style-name="P1"><text:span text:style-name="T3">B→ =</text:span></text:p>
            <text:p text:style-name="P1"><text:span text:style-name="T3">P→ # | *</text:span></text:p>
          </table:table-cell>
        </table:table-row>
        <table:table-row>
          <table:table-cell table:style-name="Table1.A5" office:value-type="string">
            <text:p text:style-name="P2"><text:span text:style-name="Source_20_Text"><text:span text:style-name="T1">S</text:span></text:span></text:p>
          </table:table-cell>
          <table:table-cell table:style-name="Table1.B5" office:value-type="string">
            <text:p text:style-name="P1">S</text:p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Przykład stworzenia dwulinijkowego tekstu używającego składni wiki</text:span></text:span></text:p>
      <text:p text:style-name="P2"><text:span text:style-name="Source_20_Text"><text:span text:style-name="T1">S </text:span></text:span><text:span text:style-name="Source_20_Text"><text:span text:style-name="T4">→</text:span></text:span></text:p>
      <text:p text:style-name="P2"><text:span text:style-name="Source_20_Text"><text:span text:style-name="T1">L\nN </text:span></text:span><text:span text:style-name="Source_20_Text"><text:span text:style-name="T4">→</text:span></text:span></text:p>
      <text:p text:style-name="P2"><text:span text:style-name="Source_20_Text"><text:span text:style-name="T1">L\nL\nN </text:span></text:span><text:span text:style-name="Source_20_Text"><text:span text:style-name="T4">→ <text:s/></text:span></text:span><text:span text:style-name="Source_20_Text"><text:span text:style-name="T1">L\nL\n</text:span></text:span></text:p>
      <text:p text:style-name="P2"><text:span text:style-name="Source_20_Text"><text:span text:style-name="T1">M\nL\n </text:span></text:span><text:span text:style-name="Source_20_Text"><text:span text:style-name="T4">→ <text:s/>BMB</text:span></text:span><text:span text:style-name="Source_20_Text"><text:span text:style-name="T1">\nL\n </text:span></text:span><text:span text:style-name="Source_20_Text"><text:span text:style-name="T4">→ <text:s text:c="2"/>BKB</text:span></text:span><text:span text:style-name="Source_20_Text"><text:span text:style-name="T1">\nL\n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BDB</text:span></text:span><text:span text:style-name="Source_20_Text"><text:span text:style-name="T1">\nL\n </text:span></text:span></text:p>
      <text:p text:style-name="P2"><text:span text:style-name="Source_20_Text"><text:span text:style-name="T4">=D=</text:span></text:span><text:span text:style-name="Source_20_Text"><text:span text:style-name="T1">\nL\n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=nD=</text:span></text:span><text:span text:style-name="Source_20_Text"><text:span text:style-name="T1">\nL\n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=naD=</text:span></text:span><text:span text:style-name="Source_20_Text"><text:span text:style-name="T1">\nL\n </text:span></text:span><text:span text:style-name="Source_20_Text"><text:span text:style-name="T4">→</text:span></text:span><text:span text:style-name="Source_20_Text"><text:span text:style-name="T1"> ...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=naglowekD=</text:span></text:span><text:span text:style-name="Source_20_Text"><text:span text:style-name="T1">\nL\n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=naglowek=</text:span></text:span><text:span text:style-name="Source_20_Text"><text:span text:style-name="T1">\nL\n</text:span></text:span></text:p>
      <text:p text:style-name="P2"><text:span text:style-name="Source_20_Text"><text:span text:style-name="T4">=naglowek=</text:span></text:span><text:span text:style-name="Source_20_Text"><text:span text:style-name="T1">\nL\n </text:span></text:span><text:span text:style-name="Source_20_Text"><text:span text:style-name="T4">→ ... → =naglowek=</text:span></text:span><text:span text:style-name="Source_20_Text"><text:span text:style-name="T1">\nD\n - </text:span></text:span><text:span text:style-name="Source_20_Text"><text:span text:style-name="T4">=naglowek=</text:span></text:span><text:span text:style-name="Source_20_Text"><text:span text:style-name="T1">\nDTDTD\n - </text:span></text:span><text:span text:style-name="Source_20_Text"><text:span text:style-name="T4">=naglowek=</text:span></text:span><text:span text:style-name="Source_20_Text"><text:span text:style-name="T1">\nDTDTDTDTD\n</text:span></text:span></text:p>
      <text:p text:style-name="P2"><text:span text:style-name="Source_20_Text"><text:span text:style-name="T4">=naglowek=</text:span></text:span><text:span text:style-name="Source_20_Text"><text:span text:style-name="T1">\na tu jestTDTDTDTD\n </text:span></text:span><text:span text:style-name="Source_20_Text"><text:span text:style-name="T4">→</text:span></text:span><text:span text:style-name="Source_20_Text"><text:span text:style-name="T1"> </text:span></text:span><text:span text:style-name="Source_20_Text"><text:span text:style-name="T4">=naglowek=</text:span></text:span><text:span text:style-name="Source_20_Text"><text:span text:style-name="T1">\na tu jest TDTDTDTD\n </text:span></text:span></text:p>
      <text:p text:style-name="P2"><text:span text:style-name="Source_20_Text"><text:span text:style-name="T4">=naglowek=</text:span></text:span><text:span text:style-name="Source_20_Text"><text:span text:style-name="T1">\na tu jest TDT i TDT opis\n </text:span></text:span><text:span text:style-name="Source_20_Text"><text:span text:style-name="T4">→</text:span></text:span><text:span text:style-name="Source_20_Text"><text:span text:style-name="T1"> </text:span></text:span></text:p>
      <text:p text:style-name="P2"><text:span text:style-name="Source_20_Text"><text:span text:style-name="T4">=naglowek=</text:span></text:span><text:span text:style-name="Source_20_Text"><text:span text:style-name="T1">\na tu jest TDTDTDT i TDTDTDTDTDT opis\n </text:span></text:span><text:span text:style-name="Source_20_Text"><text:span text:style-name="T4">→</text:span></text:span></text:p>
      <text:p text:style-name="P2"><text:span text:style-name="Source_20_Text"><text:span text:style-name="T4">=naglowek=</text:span></text:span><text:span text:style-name="Source_20_Text"><text:span text:style-name="T1">\na tu jest TTDTT i TTTDTTT opis\n </text:span></text:span><text:span text:style-name="Source_20_Text"><text:span text:style-name="T4">→</text:span></text:span></text:p>
      <text:p text:style-name="P2"><text:span text:style-name="Source_20_Text"><text:span text:style-name="T4">=naglowek=</text:span></text:span><text:span text:style-name="Source_20_Text"><text:span text:style-name="T1">\na tu jest TTpochylonyTT i TTTpogrubionyTTT opis\n </text:span></text:span><text:span text:style-name="Source_20_Text"><text:span text:style-name="T4">→</text:span></text:span><text:span text:style-name="Source_20_Text"><text:span text:style-name="T1"> </text:span></text:span></text:p>
      <text:p text:style-name="P2"><text:soft-page-break/><text:span text:style-name="Source_20_Text"><text:span text:style-name="T4">=naglowek=</text:span></text:span><text:span text:style-name="Source_20_Text"><text:span text:style-name="T1">\na tu jest ''pochylony'' i '''pogrubiony''' opis\n </text:span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tahoma" svg:font-family="tahom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Condensed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tek </meta:initial-creator>
    <meta:creation-date>2012-04-15T15:47:15</meta:creation-date>
    <dc:date>2012-07-03T00:02:09</dc:date>
    <meta:editing-duration>PT4H31M49S</meta:editing-duration>
    <meta:editing-cycles>5</meta:editing-cycles>
    <meta:generator>LibreOffice/3.5$Linux_x86 LibreOffice_project/350m1$Build-2</meta:generator>
    <dc:creator>kosttek </dc:creator>
    <meta:document-statistic meta:table-count="1" meta:image-count="0" meta:object-count="0" meta:page-count="2" meta:paragraph-count="42" meta:word-count="197" meta:character-count="1106" meta:non-whitespace-character-count="938"/>
  </office:meta>
</office:document-meta>
</file>